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</style:style>
    <style:style style:name="T562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49154158BR</text:p>
        </text:list-item>
        <text:list-item>
          <text:p text:style-name="P305">AA208289805BR</text:p>
        </text:list-item>
        <text:list-item>
          <text:p text:style-name="P306">AK222227537BR</text:p>
        </text:list-item>
        <text:list-item>
          <text:p text:style-name="P307">AK249033129BR</text:p>
        </text:list-item>
        <text:list-item>
          <text:p text:style-name="P308">AK249978194BR</text:p>
        </text:list-item>
        <text:list-item>
          <text:p text:style-name="P309">AK249594075BR</text:p>
        </text:list-item>
        <text:list-item>
          <text:p text:style-name="P310">AK248966835BR</text:p>
        </text:list-item>
        <text:list-item>
          <text:p text:style-name="P311">AK251489929BR</text:p>
        </text:list-item>
        <text:list-item>
          <text:p text:style-name="P312">AK251744520BR</text:p>
        </text:list-item>
        <text:list-item>
          <text:p text:style-name="P313">AK251338742BR</text:p>
        </text:list-item>
        <text:list-item>
          <text:p text:style-name="P314">AA211563515BR</text:p>
        </text:list-item>
        <text:list-item>
          <text:p text:style-name="P315">AK252826097BR</text:p>
        </text:list-item>
        <text:list-item>
          <text:p text:style-name="P316">AA211783383BR</text:p>
        </text:list-item>
        <text:list-item>
          <text:p text:style-name="P317">AA211813187BR</text:p>
        </text:list-item>
        <text:list-item>
          <text:p text:style-name="P318">AK252829955BR</text:p>
        </text:list-item>
        <text:list-item>
          <text:p text:style-name="P319">AK252969847BR</text:p>
        </text:list-item>
        <text:list-item>
          <text:p text:style-name="P320">AA211768514BR</text:p>
        </text:list-item>
        <text:list-item>
          <text:p text:style-name="P321">AA211822382BR</text:p>
        </text:list-item>
        <text:list-item>
          <text:p text:style-name="P322">AK251368789BR</text:p>
        </text:list-item>
        <text:list-item>
          <text:p text:style-name="P323">AA211820877BR</text:p>
        </text:list-item>
        <text:list-item>
          <text:p text:style-name="P324">AA212435858BR</text:p>
        </text:list-item>
        <text:list-item>
          <text:p text:style-name="P325">AK252082354BR</text:p>
        </text:list-item>
        <text:list-item>
          <text:p text:style-name="P326">AK251213362BR</text:p>
        </text:list-item>
        <text:list-item>
          <text:p text:style-name="P327">AK251891718BR</text:p>
        </text:list-item>
        <text:list-item>
          <text:p text:style-name="P328">AK252696321BR</text:p>
        </text:list-item>
        <text:list-item>
          <text:p text:style-name="P329">AA212308222BR</text:p>
        </text:list-item>
        <text:list-item>
          <text:p text:style-name="P330">AK248829083BR</text:p>
        </text:list-item>
        <text:list-item>
          <text:p text:style-name="P331">AA211423575BR</text:p>
        </text:list-item>
        <text:list-item>
          <text:p text:style-name="P332">AA211841421BR</text:p>
        </text:list-item>
        <text:list-item>
          <text:p text:style-name="P333">AK252680817BR</text:p>
        </text:list-item>
        <text:list-item>
          <text:p text:style-name="P334">AK252974060BR</text:p>
        </text:list-item>
        <text:list-item>
          <text:p text:style-name="P335">AK248704327BR</text:p>
        </text:list-item>
        <text:list-item>
          <text:p text:style-name="P336">AK251844899BR</text:p>
        </text:list-item>
        <text:list-item>
          <text:p text:style-name="P337">AK252799670BR</text:p>
        </text:list-item>
        <text:list-item>
          <text:p text:style-name="P338">AK252949710BR</text:p>
        </text:list-item>
        <text:list-item>
          <text:p text:style-name="P339">AK248573723BR</text:p>
        </text:list-item>
        <text:list-item>
          <text:p text:style-name="P340">AK252394961BR</text:p>
        </text:list-item>
        <text:list-item>
          <text:p text:style-name="P341">AA210784379BR</text:p>
        </text:list-item>
        <text:list-item>
          <text:p text:style-name="P342">AK251902795BR</text:p>
        </text:list-item>
        <text:list-item>
          <text:p text:style-name="P343">AK252012234BR</text:p>
        </text:list-item>
        <text:list-item>
          <text:p text:style-name="P344">AA138458836BR</text:p>
        </text:list-item>
        <text:list-item>
          <text:p text:style-name="P345">AA211665245BR</text:p>
        </text:list-item>
        <text:list-item>
          <text:p text:style-name="P346">AK251779197BR</text:p>
        </text:list-item>
        <text:list-item>
          <text:p text:style-name="P347">AK253002485BR</text:p>
        </text:list-item>
        <text:list-item>
          <text:p text:style-name="P348">AK252875115BR</text:p>
        </text:list-item>
        <text:list-item>
          <text:p text:style-name="P349">AK251484745BR</text:p>
        </text:list-item>
        <text:list-item>
          <text:p text:style-name="P350">AA212235468BR</text:p>
        </text:list-item>
        <text:list-item>
          <text:p text:style-name="P351">AK252742255BR</text:p>
        </text:list-item>
        <text:list-item>
          <text:p text:style-name="P352">AK249301179BR</text:p>
        </text:list-item>
        <text:list-item>
          <text:p text:style-name="P353">AK252799927BR</text:p>
        </text:list-item>
        <text:list-item>
          <text:p text:style-name="P354">AK251981682BR</text:p>
        </text:list-item>
        <text:list-item>
          <text:p text:style-name="P355">AK251204564BR</text:p>
        </text:list-item>
        <text:list-item>
          <text:p text:style-name="P356">AA211414556BR</text:p>
        </text:list-item>
        <text:list-item>
          <text:p text:style-name="P357">AA210814345BR</text:p>
        </text:list-item>
        <text:list-item>
          <text:p text:style-name="P358">AA211133992BR</text:p>
        </text:list-item>
        <text:list-item>
          <text:p text:style-name="P359">ak253036489br</text:p>
        </text:list-item>
        <text:list-item>
          <text:p text:style-name="P360">AK252599713BR</text:p>
        </text:list-item>
        <text:list-item>
          <text:p text:style-name="P361">AA210732819BR</text:p>
        </text:list-item>
        <text:list-item>
          <text:p text:style-name="P362">AA212666091BR</text:p>
        </text:list-item>
        <text:list-item>
          <text:p text:style-name="P363">AK252191249BR</text:p>
        </text:list-item>
        <text:list-item>
          <text:p text:style-name="P364">AK252941702BR</text:p>
        </text:list-item>
        <text:list-item>
          <text:p text:style-name="P365">AK252990399BR</text:p>
        </text:list-item>
        <text:list-item>
          <text:p text:style-name="P366">AK252405488BR</text:p>
        </text:list-item>
        <text:list-item>
          <text:p text:style-name="P367">AA211602165BR</text:p>
        </text:list-item>
        <text:list-item>
          <text:p text:style-name="P368">AK252623514BR</text:p>
        </text:list-item>
        <text:list-item>
          <text:p text:style-name="P369">AK252171788BR</text:p>
        </text:list-item>
        <text:list-item>
          <text:p text:style-name="P370">AK252469069BR</text:p>
        </text:list-item>
        <text:list-item>
          <text:p text:style-name="P371">AA211420675BR</text:p>
        </text:list-item>
        <text:list-item>
          <text:p text:style-name="P372">AK252914905BR</text:p>
        </text:list-item>
        <text:list-item>
          <text:p text:style-name="P373">AA211232125BR</text:p>
        </text:list-item>
        <text:list-item>
          <text:p text:style-name="P374">AK251340975BR</text:p>
        </text:list-item>
        <text:list-item>
          <text:p text:style-name="P375">AK252657138BR</text:p>
        </text:list-item>
        <text:list-item>
          <text:p text:style-name="P376">AK251343566BR</text:p>
        </text:list-item>
        <text:list-item>
          <text:p text:style-name="P377">AK253126428BR</text:p>
        </text:list-item>
        <text:list-item>
          <text:p text:style-name="P378">AK252521285BR</text:p>
        </text:list-item>
        <text:list-item>
          <text:p text:style-name="P379">AA211819162BR</text:p>
        </text:list-item>
        <text:list-item>
          <text:p text:style-name="P380">AK252338046BR</text:p>
        </text:list-item>
        <text:list-item>
          <text:p text:style-name="P381">AK252822515BR</text:p>
        </text:list-item>
        <text:list-item>
          <text:p text:style-name="P382">AK252834368BR</text:p>
        </text:list-item>
        <text:list-item>
          <text:p text:style-name="P383">AK252605285BR</text:p>
        </text:list-item>
        <text:list-item>
          <text:p text:style-name="P384">AA211541515BR</text:p>
        </text:list-item>
        <text:list-item>
          <text:p text:style-name="P385">AK252662671BR</text:p>
        </text:list-item>
        <text:list-item>
          <text:p text:style-name="P386">AK252667271BR</text:p>
        </text:list-item>
        <text:list-item>
          <text:p text:style-name="P387">AK252942274BR</text:p>
        </text:list-item>
        <text:list-item>
          <text:p text:style-name="P388">AK251260209BR</text:p>
        </text:list-item>
        <text:list-item>
          <text:p text:style-name="P389">AK251916397BR</text:p>
        </text:list-item>
        <text:list-item>
          <text:p text:style-name="P390">AK252065095BR</text:p>
        </text:list-item>
        <text:list-item>
          <text:p text:style-name="P391">AK251683012BR</text:p>
        </text:list-item>
        <text:list-item>
          <text:p text:style-name="P392">AK252400640BR</text:p>
        </text:list-item>
        <text:list-item>
          <text:p text:style-name="P393">AA211404987BR</text:p>
        </text:list-item>
        <text:list-item>
          <text:p text:style-name="P394">AA211422889BR</text:p>
        </text:list-item>
        <text:list-item>
          <text:p text:style-name="P395">AK252164668BR</text:p>
        </text:list-item>
        <text:list-item>
          <text:p text:style-name="P396">AA212719744BR</text:p>
        </text:list-item>
        <text:list-item>
          <text:p text:style-name="P397">AA212719086BR</text:p>
        </text:list-item>
        <text:list-item>
          <text:p text:style-name="P398">AA212372693BR</text:p>
        </text:list-item>
        <text:list-item>
          <text:p text:style-name="P399">AK251871925BR</text:p>
        </text:list-item>
        <text:list-item>
          <text:p text:style-name="P400">AK251862835BR</text:p>
        </text:list-item>
        <text:list-item>
          <text:p text:style-name="P401">AK252797149BR</text:p>
        </text:list-item>
        <text:list-item>
          <text:p text:style-name="P402">AK252434095BR</text:p>
        </text:list-item>
        <text:list-item>
          <text:p text:style-name="P403">AK252624157BR</text:p>
        </text:list-item>
        <text:list-item>
          <text:p text:style-name="P404">AK252361402BR</text:p>
        </text:list-item>
        <text:list-item>
          <text:p text:style-name="P405">AK252520055BR</text:p>
        </text:list-item>
        <text:list-item>
          <text:p text:style-name="P406">AK252705947BR</text:p>
        </text:list-item>
        <text:list-item>
          <text:p text:style-name="P407">AA210716467BR</text:p>
        </text:list-item>
        <text:list-item>
          <text:p text:style-name="P408">AA212360942BR</text:p>
        </text:list-item>
        <text:list-item>
          <text:p text:style-name="P409">AK252304348BR</text:p>
        </text:list-item>
        <text:list-item>
          <text:p text:style-name="P410">AA210694015BR</text:p>
        </text:list-item>
        <text:list-item>
          <text:p text:style-name="P411">AK252692316BR</text:p>
        </text:list-item>
        <text:list-item>
          <text:p text:style-name="P412">AK252680817BR</text:p>
        </text:list-item>
        <text:list-item>
          <text:p text:style-name="P413">AK251808715BR</text:p>
        </text:list-item>
        <text:list-item>
          <text:p text:style-name="P414">AK251487239BR</text:p>
        </text:list-item>
        <text:list-item>
          <text:p text:style-name="P415">AK252862806BR</text:p>
        </text:list-item>
        <text:list-item>
          <text:p text:style-name="P416">AA211782003BR</text:p>
        </text:list-item>
        <text:list-item>
          <text:p text:style-name="P417">AA211386634BR</text:p>
        </text:list-item>
        <text:list-item>
          <text:p text:style-name="P418">ak252301995br</text:p>
        </text:list-item>
        <text:list-item>
          <text:p text:style-name="P419">ak250577794br</text:p>
        </text:list-item>
        <text:list-item>
          <text:p text:style-name="P420">ak252241254br</text:p>
        </text:list-item>
        <text:list-item>
          <text:p text:style-name="P421">ak253125674br</text:p>
        </text:list-item>
        <text:list-item>
          <text:p text:style-name="P422">ak251452606br</text:p>
        </text:list-item>
        <text:list-item>
          <text:p text:style-name="P423">ak253166634br</text:p>
        </text:list-item>
        <text:list-item>
          <text:p text:style-name="P424">ak252301995br</text:p>
        </text:list-item>
        <text:list-item>
          <text:p text:style-name="P425">ak252972262br</text:p>
        </text:list-item>
        <text:list-item>
          <text:p text:style-name="P426">ak253027102br</text:p>
        </text:list-item>
        <text:list-item>
          <text:p text:style-name="P427">ak252353247br</text:p>
        </text:list-item>
        <text:list-item>
          <text:p text:style-name="P428">ak252515007br</text:p>
        </text:list-item>
        <text:list-item>
          <text:p text:style-name="P429">ak252541727br</text:p>
        </text:list-item>
        <text:list-item>
          <text:p text:style-name="P430">aa213773619br</text:p>
        </text:list-item>
        <text:list-item>
          <text:p text:style-name="P431">aa212850005br</text:p>
        </text:list-item>
        <text:list-item>
          <text:p text:style-name="P432">ak254186754br</text:p>
        </text:list-item>
        <text:list-item>
          <text:p text:style-name="P433">ak253536771br</text:p>
        </text:list-item>
        <text:list-item>
          <text:p text:style-name="P434">ak254254437br</text:p>
        </text:list-item>
        <text:list-item>
          <text:p text:style-name="P435">ak253607345br</text:p>
        </text:list-item>
        <text:list-item>
          <text:p text:style-name="P436">aa211281024br</text:p>
        </text:list-item>
        <text:list-item>
          <text:p text:style-name="P437">ak252205243br</text:p>
        </text:list-item>
        <text:list-item>
          <text:p text:style-name="P438">ak251889966br</text:p>
        </text:list-item>
        <text:list-item>
          <text:p text:style-name="P439">ak252177485br</text:p>
        </text:list-item>
        <text:list-item>
          <text:p text:style-name="P440">ak253051044br</text:p>
        </text:list-item>
        <text:list-item>
          <text:p text:style-name="P441">ak251950892br</text:p>
        </text:list-item>
        <text:list-item>
          <text:p text:style-name="P442">aa211778936br</text:p>
        </text:list-item>
        <text:list-item>
          <text:p text:style-name="P443">aa211793054br</text:p>
        </text:list-item>
        <text:list-item>
          <text:p text:style-name="P444">ak252796789br</text:p>
        </text:list-item>
        <text:list-item>
          <text:p text:style-name="P445">ak251642769br</text:p>
        </text:list-item>
        <text:list-item>
          <text:p text:style-name="P446">aa211813261br</text:p>
        </text:list-item>
        <text:list-item>
          <text:p text:style-name="P447">aa212399696br</text:p>
        </text:list-item>
        <text:list-item>
          <text:p text:style-name="P448">ak252774412br</text:p>
        </text:list-item>
        <text:list-item>
          <text:p text:style-name="P449">ak252093082br</text:p>
        </text:list-item>
        <text:list-item>
          <text:p text:style-name="P450">ak252046309br</text:p>
        </text:list-item>
        <text:list-item>
          <text:p text:style-name="P451">ak252178772br</text:p>
        </text:list-item>
        <text:list-item>
          <text:p text:style-name="P452">ak251772171br</text:p>
        </text:list-item>
        <text:list-item>
          <text:p text:style-name="P453">AK252761303BR</text:p>
        </text:list-item>
        <text:list-item>
          <text:p text:style-name="P454">AK251789999BR</text:p>
        </text:list-item>
        <text:list-item>
          <text:p text:style-name="P455">AA212266947BR</text:p>
        </text:list-item>
        <text:list-item>
          <text:p text:style-name="P456">AA211542555BR</text:p>
        </text:list-item>
        <text:list-item>
          <text:p text:style-name="P457">AA212684943BR</text:p>
        </text:list-item>
        <text:list-item>
          <text:p text:style-name="P458">AA211101765BR</text:p>
        </text:list-item>
        <text:list-item>
          <text:p text:style-name="P459">AK253842975BR</text:p>
        </text:list-item>
        <text:list-item>
          <text:p text:style-name="P460">AK252094882BR</text:p>
        </text:list-item>
        <text:list-item>
          <text:p text:style-name="P461">AA212286751BR</text:p>
        </text:list-item>
        <text:list-item>
          <text:p text:style-name="P462">AA213341825BR</text:p>
        </text:list-item>
        <text:list-item>
          <text:p text:style-name="P463">AA211745487BR</text:p>
        </text:list-item>
        <text:list-item>
          <text:p text:style-name="P464">AA211113176BR</text:p>
        </text:list-item>
        <text:list-item>
          <text:p text:style-name="P465">AK254169393BR</text:p>
        </text:list-item>
        <text:list-item>
          <text:p text:style-name="P466">AK253448595BR</text:p>
        </text:list-item>
        <text:list-item>
          <text:p text:style-name="P467">AK254007767BR</text:p>
        </text:list-item>
        <text:list-item>
          <text:p text:style-name="P468">AA213509150BR</text:p>
        </text:list-item>
        <text:list-item>
          <text:p text:style-name="P469">AA213436320BR</text:p>
        </text:list-item>
        <text:list-item>
          <text:p text:style-name="P470">AK253813007BR</text:p>
        </text:list-item>
        <text:list-item>
          <text:p text:style-name="P471">AK253948110BR</text:p>
        </text:list-item>
        <text:list-item>
          <text:p text:style-name="P472">AK252308472BR</text:p>
        </text:list-item>
        <text:list-item>
          <text:p text:style-name="P473">AA213516218BR</text:p>
        </text:list-item>
        <text:list-item>
          <text:p text:style-name="P474">AK254003725BR</text:p>
        </text:list-item>
        <text:list-item>
          <text:p text:style-name="P475">AK252424270BR</text:p>
        </text:list-item>
        <text:list-item>
          <text:p text:style-name="P476">AA213060445BR</text:p>
        </text:list-item>
        <text:list-item>
          <text:p text:style-name="P477">AA212750143BR</text:p>
        </text:list-item>
        <text:list-item>
          <text:p text:style-name="P478">AK252787708BR</text:p>
        </text:list-item>
        <text:list-item>
          <text:p text:style-name="P479">AA211710430BR</text:p>
        </text:list-item>
        <text:list-item>
          <text:p text:style-name="P480">AA213320057BR</text:p>
        </text:list-item>
        <text:list-item>
          <text:p text:style-name="P481">AK110130436BR</text:p>
        </text:list-item>
        <text:list-item>
          <text:p text:style-name="P482">AK110131184BR</text:p>
        </text:list-item>
        <text:list-item>
          <text:p text:style-name="P483">AK251515632BR</text:p>
        </text:list-item>
        <text:list-item>
          <text:p text:style-name="P484">AK251780875BR</text:p>
        </text:list-item>
        <text:list-item>
          <text:p text:style-name="P485">AA213064243BR</text:p>
        </text:list-item>
        <text:list-item>
          <text:p text:style-name="P486">AA213054060BR</text:p>
        </text:list-item>
        <text:list-item>
          <text:p text:style-name="P487">AK253496936BR</text:p>
        </text:list-item>
        <text:list-item>
          <text:p text:style-name="P488">AK251270254BR</text:p>
        </text:list-item>
        <text:list-item>
          <text:p text:style-name="P489">AA212856820BR</text:p>
        </text:list-item>
        <text:list-item>
          <text:p text:style-name="P490">AK253799781BR</text:p>
        </text:list-item>
        <text:list-item>
          <text:p text:style-name="P491">AA213741752BR</text:p>
        </text:list-item>
        <text:list-item>
          <text:p text:style-name="P492">AK253414906BR</text:p>
        </text:list-item>
        <text:list-item>
          <text:p text:style-name="P493">AK253851950BR</text:p>
        </text:list-item>
        <text:list-item>
          <text:p text:style-name="P494">AK252830936BR</text:p>
        </text:list-item>
        <text:list-item>
          <text:p text:style-name="P495">AA213108995BR</text:p>
        </text:list-item>
        <text:list-item>
          <text:p text:style-name="P496">AK253136062BR</text:p>
        </text:list-item>
        <text:list-item>
          <text:p text:style-name="P497">AK252850992BR</text:p>
        </text:list-item>
        <text:list-item>
          <text:p text:style-name="P498">AA213058027BR</text:p>
        </text:list-item>
        <text:list-item>
          <text:p text:style-name="P499">AK253761874BR</text:p>
        </text:list-item>
        <text:list-item>
          <text:p text:style-name="P500">AK252463358BR</text:p>
        </text:list-item>
        <text:list-item>
          <text:p text:style-name="P501">AA210743167BR</text:p>
        </text:list-item>
        <text:list-item>
          <text:p text:style-name="P502">AK252637646BR</text:p>
        </text:list-item>
        <text:list-item>
          <text:p text:style-name="P503">AK252627034BR</text:p>
        </text:list-item>
        <text:list-item>
          <text:p text:style-name="P504">AK253309559BR</text:p>
        </text:list-item>
        <text:list-item>
          <text:p text:style-name="P505">AK251307904BR</text:p>
        </text:list-item>
        <text:list-item>
          <text:p text:style-name="P506">AK252571803BR</text:p>
        </text:list-item>
        <text:list-item>
          <text:p text:style-name="P507">AA211827654BR</text:p>
        </text:list-item>
        <text:list-item>
          <text:p text:style-name="P508">AA211842957BR</text:p>
        </text:list-item>
        <text:list-item>
          <text:p text:style-name="P509">AA211843144BR</text:p>
        </text:list-item>
        <text:list-item>
          <text:p text:style-name="P510">AK252600221BR</text:p>
        </text:list-item>
        <text:list-item>
          <text:p text:style-name="P511">AK252919678BR</text:p>
        </text:list-item>
        <text:list-item>
          <text:p text:style-name="P512">AK252783272BR</text:p>
        </text:list-item>
        <text:list-item>
          <text:p text:style-name="P513">AK252520293BR</text:p>
        </text:list-item>
        <text:list-item>
          <text:p text:style-name="P514">AK252577766BR</text:p>
        </text:list-item>
        <text:list-item>
          <text:p text:style-name="P515">AK252649785BR</text:p>
        </text:list-item>
        <text:list-item>
          <text:p text:style-name="P516">AA211799352BR</text:p>
        </text:list-item>
        <text:list-item>
          <text:p text:style-name="P517">AK252561995BR</text:p>
        </text:list-item>
        <text:list-item>
          <text:p text:style-name="P518">AK251495266BR</text:p>
        </text:list-item>
        <text:list-item>
          <text:p text:style-name="P519">AA211417800BR</text:p>
        </text:list-item>
        <text:list-item>
          <text:p text:style-name="P520">AK253171166BR</text:p>
        </text:list-item>
        <text:list-item>
          <text:p text:style-name="P521">AK251443330BR</text:p>
        </text:list-item>
        <text:list-item>
          <text:p text:style-name="P522">AA212261114BR</text:p>
        </text:list-item>
        <text:list-item>
          <text:p text:style-name="P523">AK252649940BR</text:p>
        </text:list-item>
        <text:list-item>
          <text:p text:style-name="P524">AK252487221BR</text:p>
        </text:list-item>
        <text:list-item>
          <text:p text:style-name="P525">AK254277755BR</text:p>
        </text:list-item>
        <text:list-item>
          <text:p text:style-name="P526">AK254290536BR</text:p>
        </text:list-item>
        <text:list-item>
          <text:p text:style-name="P527">AK252941883BR</text:p>
        </text:list-item>
        <text:list-item>
          <text:p text:style-name="P528">AK254136695BR</text:p>
        </text:list-item>
        <text:list-item>
          <text:p text:style-name="P529">AA212878618BR</text:p>
        </text:list-item>
        <text:list-item>
          <text:p text:style-name="P530">AK253256992BR</text:p>
        </text:list-item>
        <text:list-item>
          <text:p text:style-name="P531">AK252697565BR</text:p>
        </text:list-item>
        <text:list-item>
          <text:p text:style-name="P532">AK252667435BR</text:p>
        </text:list-item>
        <text:list-item>
          <text:p text:style-name="P533">AA212905295BR</text:p>
        </text:list-item>
        <text:list-item>
          <text:p text:style-name="P534">AA213615136BR</text:p>
        </text:list-item>
        <text:list-item>
          <text:p text:style-name="P535">AA213315940BR</text:p>
        </text:list-item>
        <text:list-item>
          <text:p text:style-name="P536">AK252530741BR</text:p>
        </text:list-item>
        <text:list-item>
          <text:p text:style-name="P537">AK253654169BR</text:p>
        </text:list-item>
        <text:list-item>
          <text:p text:style-name="P538">AA213649364BR</text:p>
        </text:list-item>
        <text:list-item>
          <text:p text:style-name="P539">AK253894765BR</text:p>
        </text:list-item>
        <text:list-item>
          <text:p text:style-name="P540">AK253193294BR</text:p>
        </text:list-item>
        <text:list-item>
          <text:p text:style-name="P541">AK253188436BR</text:p>
        </text:list-item>
        <text:list-item>
          <text:p text:style-name="P542">AK253206801BR</text:p>
        </text:list-item>
        <text:list-item>
          <text:p text:style-name="P543">AK252448815BR</text:p>
        </text:list-item>
        <text:list-item>
          <text:p text:style-name="P544">AA213373987BR</text:p>
        </text:list-item>
        <text:list-item>
          <text:p text:style-name="P545">AA211749081BR</text:p>
        </text:list-item>
        <text:list-item>
          <text:p text:style-name="P546">AK251267652BR</text:p>
        </text:list-item>
        <text:list-item>
          <text:p text:style-name="P547">AK250577794BR</text:p>
        </text:list-item>
        <text:list-item>
          <text:p text:style-name="P548">AK254136421BR</text:p>
        </text:list-item>
        <text:list-item>
          <text:p text:style-name="P549">AK253914439BR</text:p>
        </text:list-item>
        <text:list-item>
          <text:p text:style-name="P550">AK252008169BR</text:p>
        </text:list-item>
        <text:list-item>
          <text:p text:style-name="P551">AA213688155BR</text:p>
        </text:list-item>
        <text:list-item>
          <text:p text:style-name="P552">AK254111711BR</text:p>
        </text:list-item>
        <text:list-item>
          <text:p text:style-name="P553">AA213103684BR</text:p>
        </text:list-item>
        <text:list-item>
          <text:p text:style-name="P554">AK251235076BR</text:p>
        </text:list-item>
        <text:list-item>
          <text:p text:style-name="P555">AK252273331BR</text:p>
        </text:list-item>
        <text:list-item>
          <text:p text:style-name="P556">AK252315249BR</text:p>
        </text:list-item>
        <text:list-item>
          <text:p text:style-name="P557">AA211617205BR</text:p>
        </text:list-item>
        <text:list-item>
          <text:p text:style-name="P558">AK251242341BR</text:p>
        </text:list-item>
        <text:list-item>
          <text:p text:style-name="P559">AK252353423BR</text:p>
        </text:list-item>
        <text:list-item>
          <text:p text:style-name="P560">AK252280876BR</text:p>
        </text:list-item>
        <text:list-item>
          <text:p text:style-name="P561"><text:span text:style-name="T562">AK251230476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6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54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204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6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6T19:33:00Z</meta:creation-date>
    <dc:date>2024-07-26T19:33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2" meta:paragraph-count="7" meta:word-count="564" meta:character-count="3605" meta:row-count="25" meta:non-whitespace-character-count="3048"/>
  </office:meta>
</office:document-meta>
</file>